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4.805cm"/>
    </style:style>
    <style:style style:name="co11" style:family="table-column">
      <style:table-column-properties fo:break-before="auto" style:column-width="4.055cm"/>
    </style:style>
    <style:style style:name="co12" style:family="table-column">
      <style:table-column-properties fo:break-before="auto" style:column-width="5.221cm"/>
    </style:style>
    <style:style style:name="co13" style:family="table-column">
      <style:table-column-properties fo:break-before="auto" style:column-width="12.714cm"/>
    </style:style>
    <style:style style:name="co14" style:family="table-column">
      <style:table-column-properties fo:break-before="auto" style:column-width="10.077cm"/>
    </style:style>
    <style:style style:name="co15" style:family="table-column">
      <style:table-column-properties fo:break-before="auto" style:column-width="12.435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8.386cm"/>
    </style:style>
    <style:style style:name="co18" style:family="table-column">
      <style:table-column-properties fo:break-before="auto" style:column-width="8.357cm"/>
    </style:style>
    <style:style style:name="co19" style:family="table-column">
      <style:table-column-properties fo:break-before="auto" style:column-width="11.548cm"/>
    </style:style>
    <style:style style:name="co20" style:family="table-column">
      <style:table-column-properties fo:break-before="auto" style:column-width="10.966cm"/>
    </style:style>
    <style:style style:name="co21" style:family="table-column">
      <style:table-column-properties fo:break-before="auto" style:column-width="6.525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9.828cm"/>
    </style:style>
    <style:style style:name="co24" style:family="table-column">
      <style:table-column-properties fo:break-before="auto" style:column-width="12.241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10.41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4.417cm"/>
    </style:style>
    <style:style style:name="co29" style:family="table-column">
      <style:table-column-properties fo:break-before="auto" style:column-width="3.639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3.251cm"/>
    </style:style>
    <style:style style:name="co32" style:family="table-column">
      <style:table-column-properties fo:break-before="auto" style:column-width="3.556cm"/>
    </style:style>
    <style:style style:name="co33" style:family="table-column">
      <style:table-column-properties fo:break-before="auto" style:column-width="3.362cm"/>
    </style:style>
    <style:style style:name="co34" style:family="table-column">
      <style:table-column-properties fo:break-before="auto" style:column-width="2.475cm"/>
    </style:style>
    <style:style style:name="co35" style:family="table-column">
      <style:table-column-properties fo:break-before="auto" style:column-width="6.276cm"/>
    </style:style>
    <style:style style:name="co36" style:family="table-column">
      <style:table-column-properties fo:break-before="auto" style:column-width="3.279cm"/>
    </style:style>
    <style:style style:name="co37" style:family="table-column">
      <style:table-column-properties fo:break-before="auto" style:column-width="3.334cm"/>
    </style:style>
    <style:style style:name="co38" style:family="table-column">
      <style:table-column-properties fo:break-before="auto" style:column-width="2.529cm"/>
    </style:style>
    <style:style style:name="co39" style:family="table-column">
      <style:table-column-properties fo:break-before="auto" style:column-width="2.22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9" table:default-cell-style-name="ce4"/>
        <table:table-column table:style-name="co17" table:default-cell-style-name="Default"/>
        <table:table-column table:style-name="co18" table:default-cell-style-name="Default"/>
        <table:table-column table:style-name="co11" table:default-cell-style-name="ce4"/>
        <table:table-column table:style-name="co12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1" table:default-cell-style-name="Default"/>
        <table:table-column table:style-name="co14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22" table:default-cell-style-name="ce4"/>
        <table:table-column table:style-name="co25" table:default-cell-style-name="Default"/>
        <table:table-column table:style-name="co24" table:default-cell-style-name="Default"/>
        <table:table-column table:style-name="co22" table:default-cell-style-name="ce4"/>
        <table:table-column table:style-name="co26" table:default-cell-style-name="Default"/>
        <table:table-column table:style-name="co27" table:default-cell-style-name="Default"/>
        <table:table-column table:style-name="co22" table:default-cell-style-name="ce4"/>
        <table:table-column table:style-name="co28" table:number-columns-repeated="2" table:default-cell-style-name="ce7"/>
        <table:table-column table:style-name="co28" table:number-columns-repeated="2" table:default-cell-style-name="ce4"/>
        <table:table-column table:style-name="co29" table:default-cell-style-name="Default"/>
        <table:table-column table:style-name="co28" table:default-cell-style-name="ce4"/>
        <table:table-column table:style-name="co29" table:default-cell-style-name="Default"/>
        <table:table-column table:style-name="co28" table:default-cell-style-name="ce4"/>
        <table:table-column table:style-name="co29" table:default-cell-style-name="ce7"/>
        <table:table-column table:style-name="co30" table:number-columns-repeated="978" table:default-cell-style-name="Default"/>
        <table:table-row table:style-name="ro1">
          <table:table-cell table:style-name="ce1" office:value-type="string">
            <text:p>Unit Typ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Composition Text</text:p>
          </table:table-cell>
          <table:table-cell table:style-name="ce3" office:value-type="string">
            <text:p># Men in Squad</text:p>
          </table:table-cell>
          <table:table-cell table:style-name="ce3" office:value-type="string">
            <text:p>Points: Inexperienced</text:p>
          </table:table-cell>
          <table:table-cell table:style-name="ce5" office:value-type="string">
            <text:p>Points: Regular</text:p>
          </table:table-cell>
          <table:table-cell table:style-name="ce5" office:value-type="string">
            <text:p>Points: Veteran</text:p>
          </table:table-cell>
          <table:table-cell table:style-name="ce1" office:value-type="string">
            <text:p>Weapon Text</text:p>
          </table:table-cell>
          <table:table-cell table:style-name="ce1" office:value-type="string">
            <text:p>Multi-selection #1: Text</text:p>
          </table:table-cell>
          <table:table-cell table:style-name="ce1" office:value-type="string">
            <text:p>Multi-selection #1: Print Out</text:p>
          </table:table-cell>
          <table:table-cell table:style-name="ce3" office:value-type="string">
            <text:p>Multi-selection #1: Max</text:p>
          </table:table-cell>
          <table:table-cell table:style-name="ce3" office:value-type="string">
            <text:p>Multi-selection #1: Value Each</text:p>
          </table:table-cell>
          <table:table-cell table:style-name="ce1" office:value-type="string">
            <text:p>Multi-selection #2: Text</text:p>
          </table:table-cell>
          <table:table-cell table:style-name="ce1" office:value-type="string">
            <text:p>Multi-selection #2: Print Out if only 1</text:p>
          </table:table-cell>
          <table:table-cell table:style-name="ce1" office:value-type="string">
            <text:p>Multi-selection #2: Print Out text if More than 1</text:p>
          </table:table-cell>
          <table:table-cell table:style-name="ce3" office:value-type="string">
            <text:p>Multi-selection #2: Max</text:p>
          </table:table-cell>
          <table:table-cell table:style-name="ce3" office:value-type="string">
            <text:p>Multi-selection #2: Value Each</text:p>
          </table:table-cell>
          <table:table-cell table:style-name="ce1" office:value-type="string">
            <text:p>Multi-selection #3: Text</text:p>
          </table:table-cell>
          <table:table-cell table:style-name="ce1" office:value-type="string">
            <text:p>Multi-selection #3: Print Out</text:p>
          </table:table-cell>
          <table:table-cell table:style-name="ce3" office:value-type="string">
            <text:p>Multi-selection #3: Max</text:p>
          </table:table-cell>
          <table:table-cell table:style-name="ce3" office:value-type="string">
            <text:p>Multi-selection #3: Value Each</text:p>
          </table:table-cell>
          <table:table-cell table:style-name="ce1" office:value-type="string">
            <text:p>Multi-selection #4: Text</text:p>
          </table:table-cell>
          <table:table-cell table:style-name="ce1" office:value-type="string">
            <text:p>Multi-selection #4: Print Out</text:p>
          </table:table-cell>
          <table:table-cell table:style-name="ce3" office:value-type="string">
            <text:p>Multi-selection #4: Max</text:p>
          </table:table-cell>
          <table:table-cell table:style-name="ce3" office:value-type="string">
            <text:p>Multi-selection #4: Value Each</text:p>
          </table:table-cell>
          <table:table-cell table:style-name="ce1" office:value-type="string">
            <text:p>Option #1: Button Text</text:p>
          </table:table-cell>
          <table:table-cell table:style-name="ce1" office:value-type="string">
            <text:p>Option #1: Print Out Text</text:p>
          </table:table-cell>
          <table:table-cell table:style-name="ce3" office:value-type="string">
            <text:p>Option #1: Points</text:p>
          </table:table-cell>
          <table:table-cell table:style-name="ce1" office:value-type="string">
            <text:p>Option #2: Button Text</text:p>
          </table:table-cell>
          <table:table-cell table:style-name="ce1" office:value-type="string">
            <text:p>Option #2: Print Out Text</text:p>
          </table:table-cell>
          <table:table-cell table:style-name="ce3" office:value-type="string">
            <text:p>Option #2: Points</text:p>
          </table:table-cell>
          <table:table-cell table:style-name="ce1" office:value-type="string">
            <text:p>Option #3: Button Text</text:p>
          </table:table-cell>
          <table:table-cell table:style-name="ce1" office:value-type="string">
            <text:p>Option #3: Print Out Text</text:p>
          </table:table-cell>
          <table:table-cell table:style-name="ce3" office:value-type="string">
            <text:p>Option #3: Points</text:p>
          </table:table-cell>
          <table:table-cell table:style-name="ce1" office:value-type="string">
            <text:p>Option #4: Button Text</text:p>
          </table:table-cell>
          <table:table-cell table:style-name="ce1" office:value-type="string">
            <text:p>Option #4: Print Out Text</text:p>
          </table:table-cell>
          <table:table-cell table:style-name="ce3" office:value-type="string">
            <text:p>Option #4: Points</text:p>
          </table:table-cell>
          <table:table-cell table:style-name="ce6" office:value-type="string">
            <text:p>Option #5: Button Text</text:p>
          </table:table-cell>
          <table:table-cell table:style-name="ce6" office:value-type="string">
            <text:p>Option #5: Print Out Text</text:p>
          </table:table-cell>
          <table:table-cell table:style-name="ce3" office:value-type="string">
            <text:p>Option #5: Points</text:p>
          </table:table-cell>
          <table:table-cell table:style-name="ce3" office:value-type="string">
            <text:p>Special Rule #1 if X taken</text:p>
          </table:table-cell>
          <table:table-cell table:style-name="ce1" office:value-type="string">
            <text:p>Special Rule #1 Text</text:p>
          </table:table-cell>
          <table:table-cell table:style-name="ce3" office:value-type="string">
            <text:p>Special Rule #2 if X taken</text:p>
          </table:table-cell>
          <table:table-cell table:style-name="ce1" office:value-type="string">
            <text:p>Special Rule #2 Text</text:p>
          </table:table-cell>
          <table:table-cell table:style-name="ce3" office:value-type="string">
            <text:p>Special Rule #3 if X taken</text:p>
          </table:table-cell>
          <table:table-cell table:style-name="ce6" office:value-type="string">
            <text:p>Special Rule #3 Text</text:p>
          </table:table-cell>
          <table:table-cell table:style-name="ce1" table:number-columns-repeated="978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Heer Infantry Squad</text:p>
          </table:table-cell>
          <table:table-cell office:value-type="string">
            <text:p>1 NCO and 4 men.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Rifles</text:p>
          </table:table-cell>
          <table:table-cell office:value-type="string">
            <text:p>Add up to 5 additional men with rifles.</text:p>
          </table:table-cell>
          <table:table-cell office:value-type="string">
            <text:p>X additional men with rifles.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3"/>
          <table:table-cell office:value-type="string">
            <text:p>Equip the NCO with a submachine gun</text:p>
          </table:table-cell>
          <table:table-cell office:value-type="string">
            <text:p>The NCO is equiped with a submachine gun instead of a rifle.</text:p>
          </table:table-cell>
          <table:table-cell office:value-type="float" office:value="3">
            <text:p>3</text:p>
          </table:table-cell>
          <table:table-cell office:value-type="string">
            <text:p>Equip one man with a light machine gun</text:p>
          </table:table-cell>
          <table:table-cell office:value-type="string">
            <text:p>One man is equiped with a light machine gun, another man acts as loader.</text:p>
          </table:table-cell>
          <table:table-cell office:value-type="float" office:value="20">
            <text:p>20</text:p>
          </table:table-cell>
          <table:table-cell office:value-type="string">
            <text:p>Mount the entire squad on Bicycles</text:p>
          </table:table-cell>
          <table:table-cell office:value-type="string">
            <text:p>The entire squad is mounted on bicycles.</text:p>
          </table:table-cell>
          <table:table-cell office:value-type="string">
            <text:p>1 x man</text:p>
          </table:table-cell>
          <table:table-cell office:value-type="string">
            <text:p>Equip the squad with anti-tank grenades.</text:p>
          </table:table-cell>
          <table:table-cell office:value-type="string">
            <text:p>The squad is equipped with anti-tank grenades.</text:p>
          </table:table-cell>
          <table:table-cell office:value-type="string">
            <text:p>2 x man</text:p>
          </table:table-cell>
          <table:table-cell table:number-columns-repeated="3"/>
          <table:table-cell office:value-type="string">
            <text:p>Option 4</text:p>
          </table:table-cell>
          <table:table-cell office:value-type="string">
            <text:p>Tank hunters</text:p>
          </table:table-cell>
          <table:table-cell office:value-type="string">
            <text:p>Option 3</text:p>
          </table:table-cell>
          <table:table-cell office:value-type="string">
            <text:p>Bicycles</text:p>
          </table:table-cell>
          <table:table-cell table:number-columns-repeated="980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Heer Veteran Infantry Squad</text:p>
          </table:table-cell>
          <table:table-cell office:value-type="string">
            <text:p>1 NCO and 4 men.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Rifles</text:p>
          </table:table-cell>
          <table:table-cell office:value-type="string">
            <text:p>Add up to 5 additional men with rifles.</text:p>
          </table:table-cell>
          <table:table-cell office:value-type="string">
            <text:p>X additional men with rifles.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3"/>
          <table:table-cell office:value-type="string">
            <text:p>Equip the NCO with a submachine gun</text:p>
          </table:table-cell>
          <table:table-cell office:value-type="string">
            <text:p>The NCO is equiped with a submachine gun instead of a rifle.</text:p>
          </table:table-cell>
          <table:table-cell office:value-type="float" office:value="3">
            <text:p>3</text:p>
          </table:table-cell>
          <table:table-cell office:value-type="string">
            <text:p>Equip one man with a light machine gun</text:p>
          </table:table-cell>
          <table:table-cell office:value-type="string">
            <text:p>One man is equiped with a light machine gun, another man acts as loader.</text:p>
          </table:table-cell>
          <table:table-cell office:value-type="float" office:value="20">
            <text:p>20</text:p>
          </table:table-cell>
          <table:table-cell office:value-type="string">
            <text:p>Mount the entire squad on Bicycles</text:p>
          </table:table-cell>
          <table:table-cell office:value-type="string">
            <text:p>The entire squad is mounted on bicycles.</text:p>
          </table:table-cell>
          <table:table-cell office:value-type="string">
            <text:p>1 x man</text:p>
          </table:table-cell>
          <table:table-cell office:value-type="string">
            <text:p>Equip the squad with anti-tank grenades.</text:p>
          </table:table-cell>
          <table:table-cell office:value-type="string">
            <text:p>The squad is equipped with anti-tank grenades.</text:p>
          </table:table-cell>
          <table:table-cell office:value-type="string">
            <text:p>2 x man</text:p>
          </table:table-cell>
          <table:table-cell table:number-columns-repeated="3"/>
          <table:table-cell office:value-type="string">
            <text:p>Option 4</text:p>
          </table:table-cell>
          <table:table-cell office:value-type="string">
            <text:p>Tank hunters</text:p>
          </table:table-cell>
          <table:table-cell office:value-type="string">
            <text:p>Option 3</text:p>
          </table:table-cell>
          <table:table-cell office:value-type="string">
            <text:p>Bicycles</text:p>
          </table:table-cell>
          <table:table-cell table:number-columns-repeated="980"/>
        </table:table-row>
        <table:table-row table:style-name="ro1">
          <table:table-cell office:value-type="string">
            <text:p>Infantry</text:p>
          </table:table-cell>
          <table:table-cell table:style-name="ce2" office:value-type="string">
            <text:p>Kradschützen Squad</text:p>
          </table:table-cell>
          <table:table-cell office:value-type="string">
            <text:p>1 NCO and 5 men.</text:p>
          </table:table-cell>
          <table:table-cell office:value-type="float" office:value="6">
            <text:p>6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Rifles</text:p>
          </table:table-cell>
          <table:table-cell office:value-type="string">
            <text:p>Add up to 3 additional men with rifles.</text:p>
          </table:table-cell>
          <table:table-cell office:value-type="string">
            <text:p>X additional men with rifles.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Equip the NCO and up to 1 riflemen with submachine guns instead of rifles.</text:p>
          </table:table-cell>
          <table:table-cell office:value-type="string">
            <text:p>The NCO is equiped with a submachine gun instead of a rifle.</text:p>
          </table:table-cell>
          <table:table-cell office:value-type="string">
            <text:p>The NCO and X riflemen are equiped with submachine guns instead of rifles.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4"/>
          <table:table-cell office:value-type="string">
            <text:p>Equip one man with a light machine gun</text:p>
          </table:table-cell>
          <table:table-cell office:value-type="string">
            <text:p>One man is equiped with a light machine gun, another man acts as loader.</text:p>
          </table:table-cell>
          <table:table-cell office:value-type="float" office:value="20">
            <text:p>20</text:p>
          </table:table-cell>
          <table:table-cell office:value-type="string">
            <text:p>Mount the squad on motorcycles or motorcycles with sidecars.</text:p>
          </table:table-cell>
          <table:table-cell office:value-type="string">
            <text:p>The squad is mounted on motorcycles or motorcycles with sidecars.</text:p>
          </table:table-cell>
          <table:table-cell office:value-type="string">
            <text:p>5 x man</text:p>
          </table:table-cell>
          <table:table-cell table:number-columns-repeated="3"/>
          <table:table-cell office:value-type="string">
            <text:p>Option 4</text:p>
          </table:table-cell>
          <table:table-cell office:value-type="string">
            <text:p>Motorbikes</text:p>
          </table:table-cell>
          <table:table-cell table:number-columns-repeated="982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Heer Grenadier Squad</text:p>
          </table:table-cell>
          <table:table-cell office:value-type="string">
            <text:p>1 NCO and 4 men.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Rifles</text:p>
          </table:table-cell>
          <table:table-cell office:value-type="string">
            <text:p>Add up to 5 additional men with rifles.</text:p>
          </table:table-cell>
          <table:table-cell office:value-type="string">
            <text:p>X additional men with rifles.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Equip the NCO and up to 1 riflemen with submachine guns instead of rifles.</text:p>
          </table:table-cell>
          <table:table-cell office:value-type="string">
            <text:p>The NCO is equiped with a submachine gun instead of a rifle.</text:p>
          </table:table-cell>
          <table:table-cell office:value-type="string">
            <text:p>The NCO and X riflemen are equiped with submachine guns instead of rifles.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quip the NCO and up to 2 men with Assault Rifles.</text:p>
          </table:table-cell>
          <table:table-cell office:value-type="string">
            <text:p>NCO and up to X men equiped with Assault Rifles.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Equip up to 4 men with Panzerfaust in addition to their other weapons.</text:p>
          </table:table-cell>
          <table:table-cell office:value-type="string">
            <text:p>X men equiped with Panzerfaust in addition to their other weapons.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9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er Grenadier Squad" table:style-name="ta1" table:print="false">
        <office:forms form:automatic-focus="false" form:apply-design-mode="false"/>
        <table:table-column table:style-name="co30" table:default-cell-style-name="Default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9" table:default-cell-style-name="ce4"/>
        <table:table-column table:style-name="co34" table:default-cell-style-name="ce4"/>
        <table:table-column table:style-name="co5" table:default-cell-style-name="ce4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">
          <table:table-cell table:number-columns-repeated="2"/>
          <table:table-cell table:style-name="ce8"/>
          <table:table-cell table:style-name="ce8" office:value-type="string" table:number-columns-spanned="4" table:number-rows-spanned="1">
            <text:p>Primary Weapon</text:p>
          </table:table-cell>
          <table:covered-table-cell table:number-columns-repeated="3" table:style-name="ce8"/>
          <table:table-cell table:style-name="ce8" office:value-type="string">
            <text:p>Secondary Weap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>
            <text:p>Squad Member is</text:p>
          </table:table-cell>
          <table:table-cell table:style-name="ce8" office:value-type="string">
            <text:p>Default Equipment</text:p>
          </table:table-cell>
          <table:table-cell table:style-name="ce8" office:value-type="string">
            <text:p>Submachine Gun</text:p>
          </table:table-cell>
          <table:table-cell table:style-name="ce8" office:value-type="string">
            <text:p>Light Machine Gun</text:p>
          </table:table-cell>
          <table:table-cell table:style-name="ce8" office:value-type="string">
            <text:p>Assault Rifle</text:p>
          </table:table-cell>
          <table:table-cell table:style-name="ce8" office:value-type="string">
            <text:p>Panzerfaus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CO</text:p>
          </table:table-cell>
          <table:table-cell office:value-type="string">
            <text:p>Default</text:p>
          </table:table-cell>
          <table:table-cell office:value-type="string">
            <text:p>Rif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Default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Default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Default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Default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Optional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Optional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Optional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Optional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n</text:p>
          </table:table-cell>
          <table:table-cell office:value-type="string">
            <text:p>Optional</text:p>
          </table:table-cell>
          <table:table-cell office:value-type="string">
            <text:p>Rifle</text:p>
          </table:table-cell>
          <table:table-cell table:number-columns-repeated="4" office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4" office:value-type="string">
            <text:p>Submachine Guns</text:p>
          </table:table-cell>
          <table:table-cell table:style-name="ce4" office:value-type="string">
            <text:p>Light Machine Gun</text:p>
          </table:table-cell>
          <table:table-cell table:style-name="ce4" office:value-type="string">
            <text:p>Assault Rifles</text:p>
          </table:table-cell>
          <table:table-cell table:style-name="ce4" office:value-type="string">
            <text:p>Panzerfaust</text:p>
          </table:table-cell>
        </table:table-row>
        <table:table-row table:style-name="ro1">
          <table:table-cell table:number-columns-repeated="8"/>
          <table:table-cell table:style-name="ce9" office:value-type="string">
            <text:p>Max for Squad: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8"/>
          <table:table-cell office:value-type="string">
            <text:p>Optional</text:p>
          </table:table-cell>
          <table:table-cell office:value-type="string">
            <text:p>Requirement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Equip squad with Anti-tank Grenades</text:p>
          </table:table-cell>
          <table:table-cell office:value-type="string">
            <text:p>Panzerfaust</text:p>
          </table:table-cell>
          <table:table-cell table:number-columns-repeated="3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3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2/10/2014</text:date>, <text:time>11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Cordwell</meta:initial-creator>
    <meta:creation-date>2014-10-09T20:30:13.74</meta:creation-date>
    <dc:date>2014-10-12T11:27:26.17</dc:date>
    <dc:creator>Jason Cordwell</dc:creator>
    <meta:editing-duration>PT1H48M51S</meta:editing-duration>
    <meta:editing-cycles>11</meta:editing-cycles>
    <meta:generator>OpenOffice/4.1.1$Win32 OpenOffice.org_project/411m6$Build-9775</meta:generator>
    <meta:document-statistic meta:table-count="3" meta:cell-count="235" meta:object-count="0"/>
  </office:meta>
</office:document-meta>
</file>